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f2b1" officeooo:paragraph-rsid="001ef2b1"/>
    </style:style>
    <style:style style:name="P2" style:family="paragraph" style:parent-style-name="Standard">
      <style:text-properties officeooo:rsid="001ef2b1" officeooo:paragraph-rsid="001fa315"/>
    </style:style>
    <style:style style:name="P3" style:family="paragraph" style:parent-style-name="Standard">
      <style:text-properties officeooo:rsid="001fa315" officeooo:paragraph-rsid="001fa315"/>
    </style:style>
    <style:style style:name="T1" style:family="text">
      <style:text-properties officeooo:rsid="002010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Широкова Мария</text:p>
      <text:p text:style-name="P3">Техническое задание</text:p>
      <text:p text:style-name="P1"><text:s/></text:p>
      <text:p text:style-name="P1">Игра Ну погоди!</text:p>
      <text:p text:style-name="P2">Волк ловит яйца. </text:p>
      <text:p text:style-name="P2">Телевизор является игровым полем, телефон пультом управления.</text:p>
      <text:p text:style-name="P3">Начало игры активируется с телефона нажатием кнопки Play.</text:p>
      <text:p text:style-name="P3">На телевизоре появляется игровое поле со счетом. </text:p>
      <text:p text:style-name="P3">При проигрыше или победе <text:span text:style-name="T1">на телефоне появляется окно выбора повтора игры или выхода из нее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0T15:40:16.560802714</meta:creation-date>
    <dc:date>2017-07-10T15:56:02.466963143</dc:date>
    <meta:editing-duration>PT5M35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47" meta:character-count="324" meta:non-whitespace-character-count="282"/>
  </office:meta>
</office:document-meta>
</file>